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4e1" officeooo:paragraph-rsid="0012a4e1"/>
    </style:style>
    <style:style style:name="P2" style:family="paragraph" style:parent-style-name="Standard">
      <style:text-properties officeooo:rsid="0012a4e1" officeooo:paragraph-rsid="002125e0"/>
    </style:style>
    <style:style style:name="P3" style:family="paragraph" style:parent-style-name="Standard">
      <style:paragraph-properties fo:text-align="center" style:justify-single-word="false"/>
      <style:text-properties fo:font-size="16pt" officeooo:rsid="0012a4e1" officeooo:paragraph-rsid="0012a4e1" style:font-size-asian="16pt" style:font-size-complex="16pt"/>
    </style:style>
    <style:style style:name="P4" style:family="paragraph" style:parent-style-name="Standard">
      <style:text-properties officeooo:rsid="001694f1" officeooo:paragraph-rsid="001694f1"/>
    </style:style>
    <style:style style:name="P5" style:family="paragraph" style:parent-style-name="Standard">
      <style:text-properties officeooo:rsid="001d7f92" officeooo:paragraph-rsid="001d7f92"/>
    </style:style>
    <style:style style:name="P6" style:family="paragraph" style:parent-style-name="Standard">
      <style:text-properties officeooo:rsid="002125e0" officeooo:paragraph-rsid="002125e0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d7f92" officeooo:paragraph-rsid="001d7f92"/>
    </style:style>
    <style:style style:name="P8" style:family="paragraph">
      <style:paragraph-properties fo:text-align="start"/>
    </style:style>
    <style:style style:name="T1" style:family="text">
      <style:text-properties officeooo:rsid="0014cbbd"/>
    </style:style>
    <style:style style:name="T2" style:family="text">
      <style:text-properties officeooo:rsid="0015f56c"/>
    </style:style>
    <style:style style:name="T3" style:family="text">
      <style:text-properties officeooo:rsid="001d478c"/>
    </style:style>
    <style:style style:name="T4" style:family="text">
      <style:text-properties officeooo:rsid="002181c4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Replaced Lithum Batteries TL59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Replaced Clock Battery  CR20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Updated Firmwar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Replaced/Refurbed Release Bloc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Replaced  Vacuum Port O-R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Sealed and pulled Vacuum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Applied A URI recommended Fix/Updat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IES Deploy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Tested XPN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ed Release" form:control-implementation="ooo:com.sun.star.form.component.CheckBox" xml:id="control10" form:id="control10" form:label="Tested Rel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Tested Clear Comman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Travel Time O.K.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Pressure O.K.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Refurb Checklist</text:p>
      <text:p text:style-name="P1"/>
      <text:p text:style-name="P1">IES S/N: _____________</text:p>
      <text:p text:style-name="P1"/>
      <text:p text:style-name="P4">IES Model:___________ <text:s text:c="12"/>IES Version:______________</text:p>
      <text:p text:style-name="P1"/>
      <text:p text:style-name="P1">Name:_______________________ <text:s text:c="45"/>Date:_____________________</text:p>
      <text:p text:style-name="P1"><draw:control text:anchor-type="paragraph" draw:z-index="0" draw:name="Shape1" draw:style-name="gr1" draw:text-style-name="P8" svg:width="2.5925in" svg:height="0.2024in" svg:x="-0.0071in" svg:y="0.1854in" draw:control="control1"/></text:p>
      <text:p text:style-name="P1"><draw:control text:anchor-type="paragraph" draw:z-index="1" draw:name="Shape1" draw:style-name="gr1" draw:text-style-name="P8" svg:width="2.4598in" svg:height="0.2024in" svg:x="-0.0071in" svg:y="0.1854in" draw:control="control2"/><text:s text:c="72"/><text:span text:style-name="T1">How Many: _________</text:span> </text:p>
      <text:p text:style-name="P1"><draw:control text:anchor-type="paragraph" draw:z-index="2" draw:name="Shape1" draw:style-name="gr1" draw:text-style-name="P8" svg:width="1.5512in" svg:height="0.2024in" svg:x="-0.0071in" svg:y="0.1854in" draw:control="control3"/></text:p>
      <text:p text:style-name="P1"><draw:control text:anchor-type="paragraph" draw:z-index="3" draw:name="Shape1" draw:style-name="gr1" draw:text-style-name="P8" svg:width="2.5579in" svg:height="0.2024in" svg:x="-0.0071in" svg:y="0.1854in" draw:control="control4"/><text:s text:c="72"/><text:span text:style-name="T2">Version:____________</text:span></text:p>
      <text:p text:style-name="P1"><draw:control text:anchor-type="paragraph" draw:z-index="4" draw:name="Shape1" draw:style-name="gr1" draw:text-style-name="P8" svg:width="2.3323in" svg:height="0.2024in" svg:x="-0.0071in" svg:y="0.1854in" draw:control="control5"/></text:p>
      <text:p text:style-name="P1"><draw:control text:anchor-type="paragraph" draw:z-index="5" draw:name="Shape1" draw:style-name="gr1" draw:text-style-name="P8" svg:width="2.0661in" svg:height="0.2024in" svg:x="-0.0071in" svg:y="0.1854in" draw:control="control6"/></text:p>
      <text:p text:style-name="P1"><draw:control text:anchor-type="paragraph" draw:z-index="6" draw:name="Shape1" draw:style-name="gr1" draw:text-style-name="P8" svg:width="3.0504in" svg:height="0.2024in" svg:x="-0.0071in" svg:y="0.1854in" draw:control="control7"/><text:s text:c="72"/><text:span text:style-name="T3">Feet @ Time:________ <text:s text:c="2"/>Feet @ Time:_________</text:span></text:p>
      <text:p text:style-name="P1"><text:s text:c="72"/></text:p>
      <text:p text:style-name="P6"/>
      <text:p text:style-name="P6">Describe:</text:p>
      <text:p text:style-name="P6"/>
      <text:p text:style-name="P6"/>
      <text:p text:style-name="P6"/>
      <text:p text:style-name="P6"/>
      <text:p text:style-name="P6"><draw:control text:anchor-type="paragraph" draw:z-index="7" draw:name="Shape1" draw:style-name="gr1" draw:text-style-name="P8" svg:width="1.1634in" svg:height="0.2024in" svg:x="-0.0071in" svg:y="0.1854in" draw:control="control8"/></text:p>
      <text:p text:style-name="P6"><draw:control text:anchor-type="paragraph" draw:z-index="10" draw:name="Shape1" draw:style-name="gr1" draw:text-style-name="P8" svg:width="1.8232in" svg:height="0.2024in" svg:x="-0.0071in" svg:y="0.1854in" draw:control="control11"/></text:p>
      <text:p text:style-name="P2"><draw:control text:anchor-type="paragraph" draw:z-index="8" draw:name="Shape1" draw:style-name="gr1" draw:text-style-name="P8" svg:width="1.0996in" svg:height="0.2024in" svg:x="-0.0071in" svg:y="0.1854in" draw:control="control9"/></text:p>
      <text:p text:style-name="P5"><draw:control text:anchor-type="paragraph" draw:z-index="9" draw:name="Shape1" draw:style-name="gr1" draw:text-style-name="P8" svg:width="1.3142in" svg:height="0.2024in" svg:x="-0.0071in" svg:y="0.1854in" draw:control="control10"/><text:s text:c="46"/><text:span text:style-name="T4">Command:________</text:span></text:p>
      <text:p text:style-name="P5"><draw:control text:anchor-type="paragraph" draw:z-index="11" draw:name="Shape1" draw:style-name="gr1" draw:text-style-name="P8" svg:width="1.3079in" svg:height="0.2024in" svg:x="-0.0071in" svg:y="0.1854in" draw:control="control12"/><text:s text:c="46"/><text:span text:style-name="T4">Command:________</text:span></text:p>
      <text:p text:style-name="P5"><draw:control text:anchor-type="paragraph" draw:z-index="12" draw:name="Shape1" draw:style-name="gr1" draw:text-style-name="P8" svg:width="1.1516in" svg:height="0.2024in" svg:x="-0.0071in" svg:y="0.1854in" draw:control="control13"/></text:p>
      <text:p text:style-name="P5"/>
      <text:p text:style-name="P5"/>
      <text:p text:style-name="P5"/>
      <text:p text:style-name="P7"/>
      <text:p text:style-name="P5"/>
      <text:p text:style-name="P5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30:51.599423695</meta:creation-date>
    <dc:date>2018-11-06T17:04:42.890175874</dc:date>
    <meta:editing-duration>PT33M42S</meta:editing-duration>
    <meta:editing-cycles>18</meta:editing-cycles>
    <meta:generator>LibreOffice/6.1.2.1$Linux_X86_64 LibreOffice_project/10$Build-1</meta:generator>
    <meta:document-statistic meta:table-count="0" meta:image-count="0" meta:object-count="0" meta:page-count="1" meta:paragraph-count="12" meta:word-count="26" meta:character-count="713" meta:non-whitespace-character-count="258"/>
  </office:meta>
</office:document-meta>
</file>